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text:h text:style-name="Heading_20_3" text:outline-level="3">2:20 pm</text:h>
      <text:p text:style-name="Text_20_body">The following is an incomplete list of the various methods used by the gang stalkers over the years. Doing the math I calculate over 10,000 such incidences.</text:p>
      <text:list xml:id="list6313262658230294087" text:style-name="L1">
        <text:list-item>
          <text:p text:style-name="P1">Deliberately bumping into me. This happened innumerable times, mostly people going out of their way to shoulder check or hip check, sometimes grabbing my ass.</text:p>
        </text:list-item>
        <text:list-item>
          <text:p text:style-name="P1">Waiting along my path, deliberately standing or walking in my way as I turned corners, got out (or into) elevators, when using the toilets, etc. Glaring, smirking as I avoiding contact and manoeuvred around them. Again, a daily occurrence for many years.</text:p>
        </text:list-item>
        <text:list-item>
          <text:p text:style-name="P1">People wearing cameras around their necks, raising them to their eye and pointing them at me as I went about my business and then lowering them without taking any pictures. This happened around 20 times in total.</text:p>
        </text:list-item>
        <text:list-item>
          <text:p text:style-name="P1">Mobbing, groups of people getting to a shop ahead of me, glaring at me, smirking and cracking jokes amongst themselves while looking at me. This happened a handful of times.</text:p>
        </text:list-item>
        <text:list-item>
          <text:p text:style-name="P1">Street theatre, 1 or more individuals setting up a scene, mimicking me or singing a song as I walked past, giving me undue attention as I did so. When the gut rape started 3 or 4 gang stalkers walked by tapping the relevant part of their mid sections. This happened quite a few times.</text:p>
        </text:list-item>
        <text:list-item>
          <text:p text:style-name="P1">People who should not have known me addressing me by my full name with no hint of friendliness. This happened a couple of times.</text:p>
        </text:list-item>
        <text:list-item>
          <text:p text:style-name="P1">Mimicry ahead of me. I was behind these people and whatever I did, turning, slowing down or speeding up they would do without looking back. An observer would have thought I was mimicking <text:s/>or following them. This happened twice.</text:p>
          <text:list>
            <text:list-item>
              <text:p text:style-name="P1">A man was ahead of me on Queen St. next to the Commonwealth Bank as I went to work. I began to notice his mimicry, so I slowed down. Then he slowed down. Then I slowed down some more. Immediately he slowed down some more. This continued until he and I were stopped. I waited to see what he would do. He turned around and walked by me. I wished him a good day.</text:p>
            </text:list-item>
            <text:list-item>
              <text:p text:style-name="P1">A young girl of around 14 was about 10 meters ahead of me as I walked through the Queen Street Mall after work. Whenever I'd move left or right she would do the same, staying in my 12:00 position. I manoeuvred to the right pretending I was going to go around a concrete barrier. Once she had committed I immediately turned left and headed around the other side. She immediately stopped, put her hand to her ear while looking down, turned right then left unable to figure out which way to go.</text:p>
            </text:list-item>
          </text:list>
        </text:list-item>
        <text:list-item>
          <text:p text:style-name="P1">Middle aged women asking me for change, the exact amount of change I had in my pockets. This happened twice.</text:p>
        </text:list-item>
        <text:list-item>
          <text:p text:style-name="P1">Groups or individuals of girls, boys or young women along my path. As I walked by I would deliberately turn and look around the opposite way. Middle aged to elderly people were looking directly at me, either outside, behind glass, within cars or in houses sometimes with cameras at the ready and would appear frustrated when I made them. This happened many times.</text:p>
        </text:list-item>
        <text:list-item>
          <text:p text:style-name="P1">Vehicular stalking as I walked my dogs, cars that did not belong to local residents driving up behind me and pulling in, driving slowly by me and smirking at me, turning around and driving slowly by again, once multiple times by the same vehicle as I walked around the block. This happened a few times.</text:p>
        </text:list-item>
      </text:list>
      <text:p text:style-name="Text_20_body">On top of this I would return home after work sometimes to find my property had been broken into, sometimes property destruction such as holes cut into clothes or shoes ripped apart, glassware chipped, plants uprooted multiple times, tires partially deflated on a daily basis (once completely so), food defiled, groceries I did not buy added, sometimes nothing more than my bass guitar detuned or personal property moved from the house to the Jeep. There was an alarm on the house. Didn't matter. I had cameras installed around the perimeter. Didn't matter. I tried setting up a security camera on the bookshelf to capture anyone in the house while I was out. When I returned the camera was on the next shelf down, face down and turned off.</text:p>
      <text:p text:style-name="Text_20_body">I'm sure there's more I do not remember, but this gives you an idea of the hell through which I was put. And it continues to this day (nearly) every night with sleep rape.</text:p>
      <text:h text:style-name="Heading_20_2" text:outline-level="2">Tuesday 3<text:span text:style-name="T1">rd</text:span> November, 2020</text:h>
      <text:h text:style-name="Heading_20_3" text:outline-level="3">10:00 am</text:h>
      <text:p text:style-name="Text_20_body">Went to bed at 9:42 pm. Fell asleep in short order and the next thing I knew it was 4:30 am. I went back to sleep and got up around 7:45 am.</text:p>
      <text:h text:style-name="Heading_20_2" text:outline-level="2">Wednesday 4<text:span text:style-name="T1">th</text:span> November, 2020</text:h>
      <text:h text:style-name="Heading_20_3" text:outline-level="3">6:50 am</text:h>
      <text:p text:style-name="Text_20_body">Went to bed at 11:35 pm. At 11:57 pm as I was going under I experienced that sharp intake of breath, then I was awake. Repeated at 12:21 am, and occurred throughout the night. I was allowed a little light sleep where I dreamed a bit but from sunrise on whenever I started to go under I was woken in this same manner.</text:p>
      <text:p text:style-name="Text_20_body">Earlier in October I tried using clozapine to see if it had any effect on the sleep deprivation. I tried it three different nights with no effect at all. Then on the night of the 30<text:span text:style-name="T1">th</text:span> I tried it again, expecting a hard night and using it for its sedative effect. That is when I had my first full night of uninterrupted sleep.</text:p>
      <text:p text:style-name="Text_20_body">This was repeated the next night, and then on the night of the 1<text:span text:style-name="T1">st</text:span> I did not take it. This was the night I first experienced the breath intake attack. The night of the 2<text:span text:style-name="T1">nd</text:span> I took another small dose and slept through the night. Last night I pretended to take a small dose and the attacks began shortly after going to bed.</text:p>
      <text:p text:style-name="Text_20_body">I'm being monitored close enough that faking taking a dose isn't effective. I already demonstrated that clozapine has no effect on the sleep deprivation but now the two are being correlated. Without a doubt, those responsible are attempting to make me get back on clozapine. And they're using a 'gentler' form of sleep deprivation technology to do it. The other forms of sleep deprivation and how they were being used threatened my life. It feels like an engine cold starting when the metabolism bumps occur while I'm dropping off or under. This new form of sleep deprivation isn't as harsh but it is just as effective at preventing sleep.</text:p>
      <text:p text:style-name="Text_20_body">I will not be manipulated in this manner. I refuse to take any more clozapine. If it kills me then so be it. Those responsible can go to hell.</text:p>
      <text:h text:style-name="Heading_20_3" text:outline-level="3">9:45 am</text:h>
      <text:p text:style-name="Text_20_body">The crims responsible really missed their opportunity. Even after two years of exactly four hours a night of sleep from the time I went to bed, had they played their cards differently I'd have seriously questioned my sanity. When the attacks began this time around I did not recognize them for several days. The period of sleep was random, around 3 ½ hours but varied. And I was allowed to doze uninterrupted. If this was mental illness there would be no discernible pattern. It would be different every night, as it was for the first few nights. But then as is documented patterns began to emerge. <text:span text:style-name="T2">Exactly</text:span> two hours before the attacks began, several nights. One night of <text:span text:style-name="T2">exactly</text:span> four hours, just like old times. 20 minutes after going to bed. Clozapine having no effect for three nights, then suddenly appearing to halt the sleep deprivation. It is not random. It is not imaginative. It is not natural. It is not mental illness. I was certain it was not two years ago, and while I had little choice I decided to give the medication a fair go, even though the attacks had stopped when I was admitted to hospital prior to taking any meds. Now, I'm convinced. Had the crims played their cards differently I'd have gone back on the clozapine by choice, convinced I had mental illness in spite of the previous two years of four hours sleep a night.</text:p>
      <text:p text:style-name="Text_20_body">As I said before, they can go to hell.</text:p>
      <text:h text:style-name="Heading_20_2" text:outline-level="2">Thursday 5<text:span text:style-name="T1">th</text:span> November, 2020</text:h>
      <text:h text:style-name="Heading_20_3" text:outline-level="3">12:23 am</text:h>
      <text:p text:style-name="Text_20_body">As expected tonight has been hard and it is only half way thru. Went to bed at 8:45 pm, kept myself from beginning to go under to avoid whatever causes that sharp intake of breath, for about an hour. I could feel myself being pulled under but I resisted and avoided that attack. Went to sleep for a short period of time but was woken at 10:35 pm with a mild metabolism bump. And again at 10:50 pm, with a harder metabolism bump. And again at 11:05 pm. And again every 15 minutes, enough time for my metabolism to return to normal before being bumped again, and before I can begin to go back to sleep.</text:p>
      <text:h text:style-name="Heading_20_3" text:outline-level="3">1:20 am</text:h>
      <text:p text:style-name="Text_20_body">At 12:55 am a pressure built up around the forehead. It has sustained since then, and it makes sleep impossible.</text:p>
      <text:h text:style-name="Heading_20_3" text:outline-level="3">6:20 am</text:h>
      <text:p text:style-name="Text_20_body">The pressure eventually dropped and there were a couple of breath intake attacks but I was allowed some sleep. My sleep was broken in the early hours with a metabolism bump, and bumps were used to prevent me from going back to sleep as I began to doze off. I've been laying I bed since sunrise, feeling the sleep deprivation and unable to do anything about it.</text:p>
      <text:h text:style-name="Heading_20_3" text:outline-level="3">7:20 am</text:h>
      <text:p text:style-name="Text_20_body">I tried to sleep yesterday afternoon. Before I was even aware I was drifting off I experienced the sharp intake of breath, two times, then was wide awake. This attack broke my ability to fall asleep. I lay in bed for an hour before giving up.</text:p>
      <text:h text:style-name="Heading_20_3" text:outline-level="3">8:30 am</text:h>
      <text:p text:style-name="Text_20_body">Do not judge lest you be judged. For the measure you use will be measured unto you.</text:p>
      <text:p text:style-name="Text_20_body">A favourite song the gang stalkers used against me was 'Hotel California'. This was played many times for my listening pleasure during the years gang stalking was used against me. The implication was that the torture and torment I was receiving would be eternal.</text:p>
      <text:p text:style-name="Text_20_body">As I have documented, the inferences and hints given to me over the years is that I'm being punished for being some sort of sexual predator. There is no truth in this. If there were I'd be dead already, for many years. I was taught to be weak and pathetic in predation and if I had become that person I certainly would not be strong enough to have endured all that has happened to me. And, most importantly, had I been such a person God would not have come to my aid with the Christianity Equation.</text:p>
      <text:p text:style-name="Text_20_body">Eternal punishment for crimes I have not committed, for being a person I am not. Negating my understanding of the nature of existence and the defence God gave to me. My career is over. My reputation in tatters, and those responsible want me seen to be insane.</text:p>
      <text:p text:style-name="Text_20_body">What fate awaits those who have falsely judged me guilty?</text:p>
      <text:p text:style-name="Text_20_body">What fate awaits those who would see me eternally punished and continue to punish me on a daily basis for crimes that, to my knowledge, never even happened?</text:p>
      <text:h text:style-name="Heading_20_2" text:outline-level="2">Friday 6<text:span text:style-name="T1">th</text:span> November, 2020</text:h>
      <text:h text:style-name="Heading_20_3" text:outline-level="3">6:15 am</text:h>
      <text:p text:style-name="Text_20_body">Last night followed the same pattern as the night before. I went to bed at 8:37 pm and lay there for several hours, unwilling to go to sleep. I could feel the breath intake attacks happening, it felt as if my head was a bit dizzy, but as I was not going under they had little effect. At 11:14 pm the metabolism attacks started and continued to the early hours of the morning. I was allowed some sleep but was woken a couple of times with the pressure increase around my head. I was able to get back to sleep. Once dawn broke the pressure increased for a short period, breaking my sleep and making it impossible to go back to sleep.</text:p>
      <text:h text:style-name="Heading_20_2" text:outline-level="2">Saturday 7<text:span text:style-name="T1">th</text:span> November, 2020</text:h>
      <text:h text:style-name="Heading_20_3" text:outline-level="3">2:20 am</text:h>
      <text:p text:style-name="Text_20_body">Tonight's attack was decidedly automated. Went to bed at 9:44 pm. Pressure built up around the crown at 10:48 pm and then again at 10:52 pm while I was still awake. I may have dropped off slightly; the next pressure attack was 11:46 pm. I was able to sleep for a time after but was woken with another pressure attack at 1:44 am, exactly four hours after going to bed. The pressure has varied since then, first appearing to stop then start up again within minutes which would have blocked me dropping off had I not been wide awake, but now is constant, preventing me from obtaining any sleep. A simple straight forward attack, starting from the time I went to bed. It was programmed, assuming the times I'd be dropping off and increasing in intensity to stop that from happening. The assumptions were wrong.</text:p>
      <text:h text:style-name="Heading_20_3" text:outline-level="3">4:53 am</text:h>
      <text:p text:style-name="Text_20_body">The pressure has been kept up for the rest of the night. Around 3:00 am I began to drop off but was forced awake when the pressure increased. No further sleep allowed.</text:p>
      <text:h text:style-name="Heading_20_2" text:outline-level="2">Sunday 8<text:span text:style-name="T1">th</text:span> November, 2020</text:h>
      <text:h text:style-name="Heading_20_3" text:outline-level="3">7:25 am</text:h>
      <text:p text:style-name="Text_20_body">Went to bed at 9:05 pm. First pressure attack was at 9:21 pm, a short burst. The next was at 10:48 pm, again a short burst but enough to wake me. This continued throughout the night, short bursts that woke and prevented deep sleep. At 4:27 am another burst accompanied by a mild metabolism bump woke me. I began to drift off after about an hour but another burst kept me awake. I had more continuous sleep but not quality sleep. Just a way of extending the torture I'm sure.</text:p>
      <text:h text:style-name="Heading_20_3" text:outline-level="3">1:44 pm</text:h>
      <text:p text:style-name="Text_20_body">I did an experiment in the late morning. I turned off the power to the house then lay down to have a sleep. I wanted to see if the detection of my going to bed was in any way within the house, connected to the power grid. I lay there for about an hour before I began to feel myself ready to begin to drop off. That spinning sensation then happened a couple of times. As I began to lose consciousness there was a buzzing pressure sensation at the base of the skull which woke me completely. I tried again to go under but was met with that breath intake attack, twice, the second time accompanied by a metabolism bump.</text:p>
      <text:p text:style-name="Text_20_body">As I have previously speculated I believe the monitoring is happening externally, technology that can see through walls and measure and control conscious state through a variety of means. That dizzy sensation appears to be some sort of syncing up, the sleep deprivation device connecting to the state of my consciousness prior to the attacks beginning. If it is being operated manually then I would speculate that it is connected to the internet, people logging in and taking turns monitoring me and torturing me making the monitoring 24/7. This would explain how quickly it was known that I'd gone off the clozapine. It also appears that the attacks can be automated; exactly two hours, exactly four hours, such precision would be difficult if the device were only being operated manually. And such precision would be impossible if this was mental illness.</text:p>
      <text:p text:style-name="Text_20_body">For those two years of exactly four hours of sleep a night every night it was difficult to analyse the attacks. I was being woken in exactly the same way every night so there was no point of difference from which to compare. It appeared that the sleep halting and the metabolism bump were one and the same. The recent attacks have been varied, exhibiting different methods of sleep deprivation and separating out those methods.</text:p>
      <text:p text:style-name="Text_20_body">The attacks over the last few days have been significantly less violent than the attacks during the month of October (and less violent than the attacks over those two years). The previous attacks were the equivalent of being slapped in the face many times over the evening. The attacks are now just enough to have the effect of halting sleep.</text:p>
      <text:h text:style-name="Heading_20_2" text:outline-level="2">Monday 9<text:span text:style-name="T1">th</text:span> November, 2020</text:h>
      <text:h text:style-name="Heading_20_3" text:outline-level="3">6:30 am</text:h>
      <text:p text:style-name="Text_20_body">Went to bed at 8:00 pm. I took an old microwave, opened it and placed it at the head, the door and the body surrounding my head in an attempt to block whatever EM is being used to invoke the attacks. I felt the spinning dizzy sensation several times, a few more times than ever before. The first attack was a breath intake, around 8:30 pm. I switched ends of the bed taking the microwave with me. As with the night before I was forced awake several times with pressure attacks. The microwave had no effect. I switched ends a couple of times to be sure. At 4:12 am I was forced awake and switched ends for the final time. Around 5:30 am I was falling asleep and was forced awake with a firm metabolism bump.</text:p>
      <text:p text:style-name="Text_20_body">The lack of good sleep is taking its toll. I feel unwell. I'm being prevented from having a normal night of good sleep, every night.</text:p>
      <text:h text:style-name="Heading_20_2" text:outline-level="2">Tuesday 10<text:span text:style-name="T1">th</text:span> November, 2020</text:h>
      <text:h text:style-name="Heading_20_3" text:outline-level="3">10:00 am</text:h>
      <text:p text:style-name="Text_20_body">Went to bed at 9:40 pm. I felt the dizzy spinning sensation nine times shortly after going to bed. I lay awake for what must have been a couple of hours. At 3:10 am I was forced awake with an electric sensation all around my skull. It lasted for only a minute or so but was enough to wake me fully. At 4:18 am I was subject to a pressure attack, and for the rest of the morning whenever I began to drop off another such attack would ensue. Around 7:30 am the pressure stayed on, and has stayed on since. Due to the severe sleep deprivation I was able to lightly doze and even dream a little bit but was not far from full consciousness.</text:p>
      <text:h text:style-name="Heading_20_2" text:outline-level="2">Wednesday 11<text:span text:style-name="T1">th</text:span> November, 2020</text:h>
      <text:h text:style-name="Heading_20_3" text:outline-level="3">10:26 am</text:h>
      <text:p text:style-name="Text_20_body">Went to bed at 11:20 pm. I felt a couple of the dizzy sensations. First pressure attack was 20 minutes later. They continued throughout the night at around one hour intervals, preventing any quality sleep. At 3:10 am I was woken and then kept awake for the rest of the night and prevented from any sleep this morning.</text:p>
      <text:h text:style-name="Heading_20_2" text:outline-level="2">Thursday 12<text:span text:style-name="T1">th</text:span> November, 2020</text:h>
      <text:h text:style-name="Heading_20_3" text:outline-level="3">8:35 am</text:h>
      <text:p text:style-name="Text_20_body">Went to bed at 8:33 pm. First attack was at 9:53 pm and continued throughout the night. It wasn't a pressure attack, it was a very light tingling that started with a feeling of it coming on and increased in intensity for less than a minute then dissipated. I was only allowed a little light sleep. At 3:37 am I was woken and subsequent attacks prevented me from going back to sleep.</text:p>
      <text:p text:style-name="Text_20_body">I tried sleeping yesterday afternoon but whenever I got close to going under I'd suffer a similar attack. Again, not nearly as violent as the attacks last month yet just as effective.</text:p>
      <text:h text:style-name="Heading_20_2" text:outline-level="2">Friday 13<text:span text:style-name="T1">th</text:span> November, 2020</text:h>
      <text:h text:style-name="Heading_20_3" text:outline-level="3">7:15 am</text:h>
      <text:p text:style-name="Text_20_body">Last night was anything but subtle. Went to bed at 8:33 pm. The pressure attack began almost immediately and stayed on. I tried to ignore it but could not. At 10:30 pm my metabolism began to raise. The power went out around 11:30 pm and came back on at 11:50 pm. During that time there was no discernible cessation of either the pressure or my metabolism. At 1:09 pm my metabolism had increased to the point of sweating and the pressure had increased to the point of pain. I assumed I was going to be kept up all night. Some time after I must have dozed and was woken with full pressure, but my metabolism had returned to normal. The pressure must have dropped after a while as I went under for a time but was forced awake at 4:43 am with full pressure and a metabolism bump and prevented from going back to sleep with that pressure. It is still on full.</text:p>
      <text:h text:style-name="Heading_20_2" text:outline-level="2">Saturday 14<text:span text:style-name="T1">th</text:span> November, 2020</text:h>
      <text:h text:style-name="Heading_20_3" text:outline-level="3">8:15 am</text:h>
      <text:p text:style-name="Text_20_body">Went to bed at 6:45 pm. My metabolism was raised enough to prevent sleep and make me feel uncomfortable. I was forced awake with the tingling attack at 11:05 pm shortly after going under. I was still awake at 2:00 am, my metabolism high and I found it difficult to focus my thoughts. At 4:21 am I was forced awake with the tingling attack after a short sleep. I was allowed to sleep slightly once for a short time but was again forced awake. Subsequent times I began to fall asleep I was forced awake before I could go under.</text:p>
      <text:h text:style-name="Heading_20_2" text:outline-level="2">Sunday 15<text:span text:style-name="T1">th</text:span> November, 2020</text:h>
      <text:h text:style-name="Heading_20_3" text:outline-level="3">3:10 am</text:h>
      <text:p text:style-name="Text_20_body">Went to bed at 9:27 pm in the back room, on the floor. The neighbour had visitors and was noisy so I put in some earplugs after which it occurred to me that I could test to see if the attacks were in any way auditory. No metabolism bumps or pressure attacks as I lay there but I could not go to sleep right away. Around 12:30 am I had just started to go under, dreaming about taking out the earplugs when I was subject to a tingling attack. It was just enough to wake me fully. Realizing that being in the back room and the earplugs had made no difference I went back to my bed to be comfortable for the rest of the night. The next attack was at 1:09 am, before I had begun to go under. I must have gone to sleep shortly after and was forced awake with a short tingling attack at 2:51 am. At 2:54 am I was attacked again, this time with a pressure attack and metabolism bump to prevent me from going back to sleep. My metabolism is now at waking point and the pressure is still high.</text:p>
      <text:p text:style-name="Text_20_body">I could have been woken with the metabolism bump but it would have been harsher. How kind of my torturers.</text:p>
      <text:h text:style-name="Heading_20_3" text:outline-level="3">10:30 am</text:h>
      <text:p text:style-name="Text_20_body">I was awake for the rest of the night. Around 5:30 am I felt my consciousness being pulled down, three times during pressure attacks. I resisted and stayed awake.</text:p>
      <text:h text:style-name="Heading_20_2" text:outline-level="2">Monday 16<text:span text:style-name="T1">th</text:span> November, 2020</text:h>
      <text:h text:style-name="Heading_20_3" text:outline-level="3">11:00 am</text:h>
      <text:p text:style-name="Text_20_body">Last night I decided to take a small amount of clozapine. Either I wouldn't be attacked perpetuating the lie that clozapine is necessary for me and showing how closely I was being monitored or I would be attacked which would demonstrate that the clozapine has no effect, as was demonstrated the three times in October. Either way, I'd win.</text:p>
      <text:p text:style-name="Text_20_body">So I won. I took the clozapine at 7:30 pm, went to bed at 8:45 pm and the next thing I knew it was 4:30 am. I was still exhausted so I went back to sleep and heavily dozed until 8:30 am. Almost 12 hours of quality sleep, five to six hours more than I need on a regular basis. Somehow, some way in the 'privacy' of my own home it was known that I'd taken the clozapine. Perhaps it was detected in the same way that my conscious state is detected, I don't know.</text:p>
      <text:h text:style-name="Heading_20_2" text:outline-level="2">Tuesday 17<text:span text:style-name="T1">th</text:span> November, 2020</text:h>
      <text:h text:style-name="Heading_20_3" text:outline-level="3">2:35 am</text:h>
      <text:p text:style-name="Text_20_body">The 'small amount of clozapine' I've been taking is 25 mg.</text:p>
      <text:p text:style-name="Text_20_body">Last night I took that amount again at 7:30 pm, the second night in a row. I went to bed at 8:33 pm and lay awake for a short time before falling asleep, probably around 9:00 pm (9:17 pm perhaps?). At 1:47 am I was suddenly awake. I do not wake at such hours without assistance. I looked for signs of an attack and discovered I was being subjected to a pressure attack. The pressure has been maintained since.</text:p>
      <text:p text:style-name="Text_20_body">About 4 ½ hours of uninterrupted sleep before the attack began. Three nights of 0% effectiveness, then three nights of 100% effectiveness, then one night of 100% effectiveness followed by one night of 50% effectiveness. Oh no, I must need to increase the dosage...</text:p>
      <text:p text:style-name="Text_20_body">Finally, the sleep rape weapon is being used intelligently. My torturers are not the sharpest knives in the drawer. Had they used their sleep dep tech in a manner like this from the start they could easily have made me question my sanity. I probably would have gone back on the clozapine and titrated up by choice. So, not only is it known when/if I take clozapine but it is known how much I take. I do not expect to be able to go back to sleep this night.</text:p>
      <text:h text:style-name="Heading_20_3" text:outline-level="3">7:40 am</text:h>
      <text:p text:style-name="Text_20_body">Around 5:30 am I started to drift off in spite of the pressure and had a light sleep and some dreams for about an hour but woke up at 6:40 am feeling worse than when I've been kept up most of the night.</text:p>
      <text:h text:style-name="Heading_20_2" text:outline-level="2">Wednesday 18<text:span text:style-name="T1">th</text:span> November, 2020</text:h>
      <text:h text:style-name="Heading_20_3" text:outline-level="3">6:00 am</text:h>
      <text:p text:style-name="Text_20_body">I took two sleeping pills at 7:30 pm, went to bed at 8:32 pm. I took about an hour to go to sleep. I was heavily dreaming when I was again suddenly awake at 12:29 am. There was pressure and a buzzing around my head but that is not what woke me up. I lay in bed and at 1:15 am I experienced a short sub-second burst. It is difficult to describe. It felt like a reset button being pressed deep inside my head. If I had been asleep it would have woken me without me remembering it. It happened again at 1:21 am, a just-in-case I was falling back to sleep. I believe it happened a third time but I did not note the time. I was able to get a bit more light sleep before getting up a short time ago.</text:p>
      <text:p text:style-name="Text_20_body">I believe that burst is what is used to break sleep and the pressure, buzzing and/or the metabolism bump is used to force full consciousness. It would appear that the burst is all that is now necessary to wake me fully. Last night's sleep rape felt automated, programmed as it was not responding to my conscious state.</text:p>
      <text:h text:style-name="Heading_20_3" text:outline-level="3">8:40 am</text:h>
      <text:p text:style-name="Text_20_body">I took sleeping pills to test if the sedative effect is what was being measured to determine if I'd taken clozapine. Based on the similarity between the last two nights of sleep I'd say that it is. Will try again tonight to see if the results can be duplicated.</text:p>
      <text:h text:style-name="Heading_20_3" text:outline-level="3">10:40 pm</text:h>
      <text:p text:style-name="Text_20_body">I took two sleeping pills at 6:30 pm and went to bed at 7:30 pm. By 9:00 pm my metabolism was up to the point of sweating. By 10:00 pm it had returned to normal. There is a mild irritation in my upper abdomen and in my ribs and I can't get comfortable or relax enough to go to sleep. There is some pressure around my head. I'm being prevented from going to sleep.</text:p>
      <text:h text:style-name="Heading_20_2" text:outline-level="2">Thursday 19<text:span text:style-name="T1">th</text:span> November, 2020</text:h>
      <text:h text:style-name="Heading_20_3" text:outline-level="3">1:10 am</text:h>
      <text:p text:style-name="Text_20_body">That mild irritation is gone. I was able to get under a little bit around midnight for a short period of time but was woken at 12:50 am with a higher than normal metabolism and intense pressure around the head. They are preventing any sleep.</text:p>
      <text:h text:style-name="Heading_20_3" text:outline-level="3">6:15 am</text:h>
      <text:p text:style-name="Text_20_body">I was allowed a light sleep some time after 2:00 am. Forced awake around 4:30 am and prevented from falling asleep after. The effect of the sleeping pills was totally neutralized.</text:p>
      <text:h text:style-name="Heading_20_2" text:outline-level="2">Friday 20<text:span text:style-name="T1">th</text:span> November, 2020</text:h>
      <text:h text:style-name="Heading_20_3" text:outline-level="3">6:10 am</text:h>
      <text:p text:style-name="Text_20_body">I rented a room yesterday. Back when I was experiencing the four-hours-a-night-every-night sleeps I had no resources, no money, so I could not get away from it. I wanted to see if getting away from the house would prevent the attacks.</text:p>
      <text:p text:style-name="Text_20_body">I took half a sleeping pill and went to bed at 7:30 pm. At 8:55 pm while I was going under I experienced what might have been an attack, but I am unsure. When at my house the attacks are definitively obvious. This was not. I cannot say for sure if it was an attack. It lasted for less than a second, but not the burst I've previously experienced. The air conditioner was on, there was noise in the background, it might have been imagined. It did wake me fully but I was able to go back to sleep in short order.</text:p>
      <text:p text:style-name="Text_20_body">I woke at 3:30 am. While not normal for me to wake up that early the way I woke was entirely natural. I went from dreaming to slowly waking until conscious. I was able to doze until 5:00 am when I got up, showered and went back to my house. Being away from familiar surroundings could explain the early rise however 5 ½ to 6 hours of uninterrupted sleep is the perfect amount of sleep for me.</text:p>
      <text:p text:style-name="Text_20_body">I had hoped to have a clean full night's sleep, and I did. No clozapine required. It is not a viable long term solution however I have demonstrated that I am perfectly capable of sleeping well unaided and that the technology used to destroy my sleep patterns is localized to the area around my property.</text:p>
      <text:h text:style-name="Heading_20_3" text:outline-level="3">2:06 pm</text:h>
      <text:p text:style-name="Text_20_body">Still tired, I lay down around 1:40 pm. I started to drift off right away. Within minutes the attack began, the buzzing pressure that breaks sleep and forces me to consciousness. I am now wide awake.</text:p>
      <text:p text:style-name="Text_20_body">As before, I am prevented from sleeping during the day and only allowed to sleep at my house during the evening, only now it is in the wee hours of morning. Somehow my conscious state is being detected. Or perhaps the technology is simply cycling during the day and I'm only sensitive to it when I'm starting to or have fallen asleep. Or perhaps it is connected to the internet and many eyes are always upon me with fingers on buttons. Based on how quickly I am forced to consciousness when I've just started falling asleep it appears to be automated, programmed. If that was the only thing happening then mental illness would certainly be the explanation. But no one can force themselves awake from deep sleep to full consciousness in 5 seconds, or at all. And having been awake through what can only have been a programmed series of attacks this can only be technological in nature.</text:p>
      <text:h text:style-name="Heading_20_2" text:outline-level="2">Saturday 21<text:span text:style-name="T1">st</text:span> November, 2020</text:h>
      <text:h text:style-name="Heading_20_3" text:outline-level="3">6:30 am</text:h>
      <text:p text:style-name="Text_20_body">I had 4 or 5 whiskeys over the course of the early evening and went to bed at 9:00 pm. I found myself awake at midnight, dehydrated and feeling rather rotten but without external interference I could determine. It may have been a burst that woke me which I would not remember. I drank some water and lay down to wait out the mild hangover. Around 3:00 am I felt better and felt like I could go to sleep again. Before I could I was hit with a pressure attack that lasted the rest of the night.</text:p>
      <text:h text:style-name="Heading_20_2" text:outline-level="2">Sunday 22<text:span text:style-name="T1">nd</text:span> November, 2020</text:h>
      <text:h text:style-name="Heading_20_3" text:outline-level="3">7:50 am</text:h>
      <text:p text:style-name="Text_20_body">I wanted a full night's sleep last night. I took a small amount of clozapine at 6:00 pm and went to bed at 7:22 pm. The next thing I knew it was 3:30 am. I had been dreaming I had a full bladder, and I did. I woke up naturally with the urge to urinate. I got up, used the toilet and went back to bed, going back to sleep right away. I slept through until 7:30 am.</text:p>
      <text:h text:style-name="Heading_20_2" text:outline-level="2">Monday 23<text:span text:style-name="T1">rd</text:span> November, 2020</text:h>
      <text:h text:style-name="Heading_20_3" text:outline-level="3">6:10 am</text:h>
      <text:p text:style-name="Text_20_body">I decided to again take a small amount of clozapine. From previous experience I expected that I'd be attacked regardless.</text:p>
      <text:p text:style-name="Text_20_body">And I was. I went to bed at 7:42 pm. Five or six times during the night I suddenly found myself awake in spite of the heavy sedative effect of the clozapine. Without a doubt I was subjected repeatedly to burst attacks. Because of the sedative effect of the clozapine I did not remain awake long enough to note the times of the attacks. Each time I went back to sleep within minutes of being woken, in some cases picking up dreams from the point where they had been interrupted.</text:p>
      <text:p text:style-name="Text_20_body">In spite of the repeated attempts at sleep deprivation I had a good night's sleep.</text:p>
      <text:h text:style-name="Heading_20_2" text:outline-level="2">Tuesday 24<text:span text:style-name="T1">th</text:span> November, 2020</text:h>
      <text:h text:style-name="Heading_20_3" text:outline-level="3">7:30 am</text:h>
      <text:p text:style-name="Text_20_body">I decided to take another small clozapine dose. I expected to endure more attacks. Went to bed at 9:47 pm, went to sleep after 10:30 pm. I woke at 4:11 am. No attacks. I dozed until just now.</text:p>
      <text:h text:style-name="Heading_20_2" text:outline-level="2">Wednesday 25<text:span text:style-name="T1">th</text:span> November, 2020</text:h>
      <text:h text:style-name="Heading_20_3" text:outline-level="3">8:00 am</text:h>
      <text:p text:style-name="Text_20_body">I took a couple of sleeping pills and went to bed at 7:30 pm. Around 8:00 pm I was feeling uncomfortable. My metabolism was higher than it should have been and there was a feeling of mild irritation in the area where the gut rape used to manifest. I applied some pressure to the area and was asleep around 9:00 pm.</text:p>
      <text:p text:style-name="Text_20_body">My dog woke me at 10:44 pm reacting to some distant thunder. I went back under after about ½ hour. I was woken at 1:06 am with a pressure attack. It was quite mild compared to previous attacks. I was able to get back to sleep quickly. Another such attack woke me at 3:14 am. Both were short and mild. I wasn't able to get back to sleep but I rested for a few hours before getting up. I became groggy around 6:00 am and felt the need to rest. I still feel that grogginess, possibly from the sleeping pills.</text:p>
      <text:h text:style-name="Heading_20_2" text:outline-level="2">Thursday 26<text:span text:style-name="T1">th</text:span> November, 2020</text:h>
      <text:h text:style-name="Heading_20_3" text:outline-level="3">5:15 am</text:h>
      <text:p text:style-name="Text_20_body">I took half a sleeping pill and went to bed at 9:48 pm. I started to fall asleep right away, woke up for a bit then went under. I have the sense that I woke up during the night a couple of times but I did not become fully conscious. I awoke at 4:00 am. It wasn't the best night's sleep I've ever had but it was good. And natural. No sleep rape I could detect and no clozapine required.</text:p>
      <text:p text:style-name="Text_20_body">Last Friday I got in touch with OzSpy, a company specializing in spy equipment and providing bug and monitoring sweep and detection services. I explained my situation describing the effects of the sleep deprivation and they are currently researching it as of Tuesday this week. At a guess, the brave cowards responsible for raping my sleep and invading my privacy are being spooked by the possibility of being found out.</text:p>
      <text:p text:style-name="Text_20_body">It wasn't too many decades ago that guys and gals like me got burned at the stake. I naively thought we'd moved past such things when I was trying to come to terms with my gnosis. But it would appear not to be so. The persecution has only gotten more sophistic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1-26T05:38:49</dc:date>
    <dc:creator>Burton Alexander</dc:creator>
    <meta:editing-duration>P39DT23H54M1S</meta:editing-duration>
    <meta:editing-cycles>261</meta:editing-cycles>
    <meta:generator>OpenOffice/4.1.6$Unix OpenOffice.org_project/416m1$Build-9790</meta:generator>
    <meta:document-statistic meta:table-count="0" meta:image-count="0" meta:object-count="0" meta:page-count="1" meta:paragraph-count="330" meta:word-count="15886" meta:character-count="84835"/>
  </office:meta>
</office:document-meta>
</file>